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3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4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5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6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7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fcbb1" officeooo:paragraph-rsid="001fcbb1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26c00c" officeooo:paragraph-rsid="0026c00c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fo:font-weight="normal" officeooo:rsid="001a3eb8" officeooo:paragraph-rsid="001a3eb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line-height="100%"/>
      <style:text-properties fo:font-size="16pt" fo:font-weight="normal" officeooo:rsid="001beeeb" officeooo:paragraph-rsid="001bee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line-height="100%"/>
      <style:text-properties fo:font-size="16pt" fo:font-weight="normal" officeooo:rsid="001d8f54" officeooo:paragraph-rsid="001d8f5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line-height="100%"/>
      <style:text-properties fo:font-size="16pt" fo:font-weight="normal" officeooo:rsid="0021b86f" officeooo:paragraph-rsid="0021b86f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00%"/>
      <style:text-properties fo:font-size="16pt" fo:font-weight="normal" officeooo:rsid="0022ce5f" officeooo:paragraph-rsid="0022ce5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00%"/>
      <style:text-properties fo:font-size="16pt" fo:font-weight="normal" officeooo:rsid="00230f91" officeooo:paragraph-rsid="00230f9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line-height="100%"/>
      <style:text-properties fo:font-size="16pt" fo:font-weight="normal" officeooo:rsid="002390fa" officeooo:paragraph-rsid="002390f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line-height="100%"/>
      <style:text-properties fo:font-size="16pt" fo:font-weight="normal" officeooo:rsid="0023a5c3" officeooo:paragraph-rsid="0023a5c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line-height="100%"/>
      <style:text-properties fo:font-size="16pt" fo:font-weight="normal" officeooo:rsid="00248179" officeooo:paragraph-rsid="0024817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line-height="100%"/>
      <style:text-properties fo:font-size="16pt" fo:font-weight="normal" officeooo:rsid="002537b2" officeooo:paragraph-rsid="002537b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line-height="100%"/>
      <style:text-properties fo:font-size="16pt" fo:font-weight="normal" officeooo:rsid="0028b70a" officeooo:paragraph-rsid="0028b70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line-height="100%"/>
      <style:text-properties fo:font-size="16pt" fo:font-weight="normal" officeooo:rsid="0028eb9a" officeooo:paragraph-rsid="0028eb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line-height="100%"/>
      <style:text-properties fo:font-size="16pt" fo:font-weight="normal" officeooo:rsid="002969ee" officeooo:paragraph-rsid="002969e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line-height="100%"/>
      <style:text-properties fo:font-size="16pt" fo:font-weight="normal" officeooo:rsid="002b4611" officeooo:paragraph-rsid="002b461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line-height="100%"/>
      <style:text-properties fo:font-size="16pt" fo:font-weight="normal" officeooo:rsid="002b787c" officeooo:paragraph-rsid="002b787c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line-height="100%"/>
      <style:text-properties fo:font-size="16pt" fo:font-weight="normal" officeooo:rsid="002d7791" officeooo:paragraph-rsid="002d7791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27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28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29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30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31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32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33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34" style:family="paragraph" style:parent-style-name="Standard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35" style:family="paragraph" style:parent-style-name="Standard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36" style:family="paragraph" style:parent-style-name="Standard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37" style:family="paragraph" style:parent-style-name="Standard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38" style:family="paragraph" style:parent-style-name="Standard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39" style:family="paragraph" style:parent-style-name="Standard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40" style:family="paragraph" style:parent-style-name="Standard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41" style:family="paragraph" style:parent-style-name="Standard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42" style:family="paragraph" style:parent-style-name="Standard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text-properties officeooo:paragraph-rsid="00162253"/>
    </style:style>
    <style:style style:name="P50" style:family="paragraph" style:parent-style-name="Standard" style:list-style-name="L1">
      <style:text-properties officeooo:rsid="00162253" officeooo:paragraph-rsid="00162253"/>
    </style:style>
    <style:style style:name="P51" style:family="paragraph" style:parent-style-name="Standard" style:list-style-name="L1">
      <style:text-properties fo:font-size="12pt" officeooo:rsid="001714b7" officeooo:paragraph-rsid="001714b7" style:font-size-asian="10.5pt" style:font-size-complex="12pt"/>
    </style:style>
    <style:style style:name="P52" style:family="paragraph" style:parent-style-name="Standard" style:list-style-name="L2">
      <style:text-properties fo:font-size="12pt" officeooo:rsid="001714b7" officeooo:paragraph-rsid="001714b7" style:font-size-asian="10.5pt" style:font-size-complex="12pt"/>
    </style:style>
    <style:style style:name="P53" style:family="paragraph" style:parent-style-name="Standard" style:list-style-name="L2">
      <style:text-properties fo:font-size="12pt" officeooo:rsid="00162253" officeooo:paragraph-rsid="00162253" style:font-size-asian="10.5pt" style:font-size-complex="12pt"/>
    </style:style>
    <style:style style:name="P54" style:family="paragraph" style:parent-style-name="Standard" style:list-style-name="L3">
      <style:text-properties fo:font-size="12pt" officeooo:rsid="00189cd8" officeooo:paragraph-rsid="00189cd8" style:font-size-asian="10.5pt" style:font-size-complex="12pt"/>
    </style:style>
    <style:style style:name="P55" style:family="paragraph" style:parent-style-name="Standard" style:list-style-name="L4">
      <style:text-properties fo:font-size="12pt" officeooo:rsid="0018acbe" officeooo:paragraph-rsid="0018acbe" style:font-size-asian="10.5pt" style:font-size-complex="12pt"/>
    </style:style>
    <style:style style:name="P56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57" style:family="paragraph" style:parent-style-name="Standard" style:list-style-name="L6">
      <style:text-properties fo:font-size="12pt" officeooo:rsid="00199daa" officeooo:paragraph-rsid="00199daa" style:font-size-asian="10.5pt" style:font-size-complex="12pt"/>
    </style:style>
    <style:style style:name="P58" style:family="paragraph" style:parent-style-name="Standard" style:list-style-name="L7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59" style:family="paragraph" style:parent-style-name="Standard" style:list-style-name="L8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60" style:family="paragraph" style:parent-style-name="Standard" style:list-style-name="L9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61" style:family="paragraph" style:parent-style-name="Standard" style:list-style-name="L10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62" style:family="paragraph" style:parent-style-name="Standard" style:list-style-name="L11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63" style:family="paragraph" style:parent-style-name="Standard" style:list-style-name="L12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64" style:family="paragraph" style:parent-style-name="Standard" style:list-style-name="L13">
      <style:paragraph-properties fo:line-height="100%"/>
      <style:text-properties fo:font-size="12pt" officeooo:rsid="001fcbb1" officeooo:paragraph-rsid="001fcbb1" style:font-size-asian="10.5pt" style:font-size-complex="12pt"/>
    </style:style>
    <style:style style:name="P65" style:family="paragraph" style:parent-style-name="Standard" style:list-style-name="L14">
      <style:paragraph-properties fo:line-height="100%"/>
      <style:text-properties fo:font-size="12pt" officeooo:rsid="0021b86f" officeooo:paragraph-rsid="0021b86f" style:font-size-asian="10.5pt" style:font-size-complex="12pt"/>
    </style:style>
    <style:style style:name="P66" style:family="paragraph" style:parent-style-name="Standard" style:list-style-name="L15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67" style:family="paragraph" style:parent-style-name="Standard" style:list-style-name="L16">
      <style:paragraph-properties fo:line-height="100%"/>
      <style:text-properties fo:font-size="12pt" officeooo:rsid="0022ce5f" officeooo:paragraph-rsid="0022ce5f" style:font-size-asian="10.5pt" style:font-size-complex="12pt"/>
    </style:style>
    <style:style style:name="P68" style:family="paragraph" style:parent-style-name="Standard" style:list-style-name="L17">
      <style:paragraph-properties fo:line-height="100%"/>
      <style:text-properties fo:font-size="12pt" officeooo:rsid="00230f91" officeooo:paragraph-rsid="00230f91" style:font-size-asian="10.5pt" style:font-size-complex="12pt"/>
    </style:style>
    <style:style style:name="P69" style:family="paragraph" style:parent-style-name="Standard" style:list-style-name="L18">
      <style:paragraph-properties fo:line-height="100%"/>
      <style:text-properties fo:font-size="12pt" officeooo:rsid="002390fa" officeooo:paragraph-rsid="002390fa" style:font-size-asian="10.5pt" style:font-size-complex="12pt"/>
    </style:style>
    <style:style style:name="P70" style:family="paragraph" style:parent-style-name="Standard" style:list-style-name="L19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71" style:family="paragraph" style:parent-style-name="Standard" style:list-style-name="L20">
      <style:paragraph-properties fo:line-height="100%"/>
      <style:text-properties fo:font-size="12pt" officeooo:rsid="0023a5c3" officeooo:paragraph-rsid="0023a5c3" style:font-size-asian="10.5pt" style:font-size-complex="12pt"/>
    </style:style>
    <style:style style:name="P72" style:family="paragraph" style:parent-style-name="Standard" style:list-style-name="L21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73" style:family="paragraph" style:parent-style-name="Standard" style:list-style-name="L22">
      <style:paragraph-properties fo:line-height="100%"/>
      <style:text-properties fo:font-size="12pt" officeooo:rsid="00248179" officeooo:paragraph-rsid="00248179" style:font-size-asian="10.5pt" style:font-size-complex="12pt"/>
    </style:style>
    <style:style style:name="P74" style:family="paragraph" style:parent-style-name="Standard" style:list-style-name="L23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75" style:family="paragraph" style:parent-style-name="Standard" style:list-style-name="L24">
      <style:paragraph-properties fo:line-height="100%"/>
      <style:text-properties fo:font-size="12pt" officeooo:rsid="002537b2" officeooo:paragraph-rsid="002537b2" style:font-size-asian="10.5pt" style:font-size-complex="12pt"/>
    </style:style>
    <style:style style:name="P76" style:family="paragraph" style:parent-style-name="Standard" style:list-style-name="L25">
      <style:paragraph-properties fo:line-height="100%"/>
      <style:text-properties fo:font-size="12pt" officeooo:rsid="0026c00c" officeooo:paragraph-rsid="0026c00c" style:font-size-asian="10.5pt" style:font-size-complex="12pt"/>
    </style:style>
    <style:style style:name="P77" style:family="paragraph" style:parent-style-name="Standard" style:list-style-name="L8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78" style:family="paragraph" style:parent-style-name="Standard" style:list-style-name="L9">
      <style:paragraph-properties fo:line-height="100%"/>
      <style:text-properties fo:font-size="12pt" fo:font-weight="normal" officeooo:rsid="001a3eb8" officeooo:paragraph-rsid="001a3eb8" style:font-size-asian="10.5pt" style:font-weight-asian="normal" style:font-size-complex="12pt" style:font-weight-complex="normal"/>
    </style:style>
    <style:style style:name="P79" style:family="paragraph" style:parent-style-name="Standard" style:list-style-name="L10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80" style:family="paragraph" style:parent-style-name="Standard" style:list-style-name="L11">
      <style:paragraph-properties fo:line-height="100%"/>
      <style:text-properties fo:font-size="12pt" fo:font-weight="normal" officeooo:rsid="001beeeb" officeooo:paragraph-rsid="001beeeb" style:font-size-asian="10.5pt" style:font-weight-asian="normal" style:font-size-complex="12pt" style:font-weight-complex="normal"/>
    </style:style>
    <style:style style:name="P81" style:family="paragraph" style:parent-style-name="Standard" style:list-style-name="L13">
      <style:paragraph-properties fo:line-height="100%"/>
      <style:text-properties fo:font-size="12pt" fo:font-weight="normal" officeooo:rsid="001fcbb1" officeooo:paragraph-rsid="001fcbb1" style:font-size-asian="10.5pt" style:font-weight-asian="normal" style:font-size-complex="12pt" style:font-weight-complex="normal"/>
    </style:style>
    <style:style style:name="P82" style:family="paragraph" style:parent-style-name="Standard" style:list-style-name="L14">
      <style:paragraph-properties fo:line-height="100%"/>
      <style:text-properties fo:font-size="12pt" fo:font-weight="normal" officeooo:rsid="0021b86f" officeooo:paragraph-rsid="0021b86f" style:font-size-asian="10.5pt" style:font-weight-asian="normal" style:font-size-complex="12pt" style:font-weight-complex="normal"/>
    </style:style>
    <style:style style:name="P83" style:family="paragraph" style:parent-style-name="Standard" style:list-style-name="L15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84" style:family="paragraph" style:parent-style-name="Standard" style:list-style-name="L16">
      <style:paragraph-properties fo:line-height="100%"/>
      <style:text-properties fo:font-size="12pt" fo:font-weight="normal" officeooo:rsid="0022ce5f" officeooo:paragraph-rsid="0022ce5f" style:font-size-asian="10.5pt" style:font-weight-asian="normal" style:font-size-complex="12pt" style:font-weight-complex="normal"/>
    </style:style>
    <style:style style:name="P85" style:family="paragraph" style:parent-style-name="Standard" style:list-style-name="L15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86" style:family="paragraph" style:parent-style-name="Standard" style:list-style-name="L18">
      <style:paragraph-properties fo:line-height="100%"/>
      <style:text-properties fo:font-size="12pt" fo:font-weight="normal" officeooo:rsid="002390fa" officeooo:paragraph-rsid="002390fa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paragraph-properties fo:line-height="100%"/>
      <style:text-properties fo:font-size="12pt" fo:font-weight="normal" officeooo:rsid="00230f91" officeooo:paragraph-rsid="00230f91" style:font-size-asian="10.5pt" style:font-weight-asian="normal" style:font-size-complex="12pt" style:font-weight-complex="normal"/>
    </style:style>
    <style:style style:name="P88" style:family="paragraph" style:parent-style-name="Standard" style:list-style-name="L19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89" style:family="paragraph" style:parent-style-name="Standard" style:list-style-name="L20">
      <style:paragraph-properties fo:line-height="100%"/>
      <style:text-properties fo:font-size="12pt" fo:font-weight="normal" officeooo:rsid="0023a5c3" officeooo:paragraph-rsid="0023a5c3" style:font-size-asian="10.5pt" style:font-weight-asian="normal" style:font-size-complex="12pt" style:font-weight-complex="normal"/>
    </style:style>
    <style:style style:name="P90" style:family="paragraph" style:parent-style-name="Standard" style:list-style-name="L21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91" style:family="paragraph" style:parent-style-name="Standard" style:list-style-name="L22">
      <style:paragraph-properties fo:line-height="100%"/>
      <style:text-properties fo:font-size="12pt" fo:font-weight="normal" officeooo:rsid="00248179" officeooo:paragraph-rsid="00248179" style:font-size-asian="10.5pt" style:font-weight-asian="normal" style:font-size-complex="12pt" style:font-weight-complex="normal"/>
    </style:style>
    <style:style style:name="P92" style:family="paragraph" style:parent-style-name="Standard" style:list-style-name="L23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93" style:family="paragraph" style:parent-style-name="Standard" style:list-style-name="L24">
      <style:paragraph-properties fo:line-height="100%"/>
      <style:text-properties fo:font-size="12pt" fo:font-weight="normal" officeooo:rsid="002537b2" officeooo:paragraph-rsid="002537b2" style:font-size-asian="10.5pt" style:font-weight-asian="normal" style:font-size-complex="12pt" style:font-weight-complex="normal"/>
    </style:style>
    <style:style style:name="P94" style:family="paragraph" style:parent-style-name="Standard" style:list-style-name="L25">
      <style:paragraph-properties fo:line-height="100%"/>
      <style:text-properties fo:font-size="12pt" fo:font-weight="normal" officeooo:rsid="0026c00c" officeooo:paragraph-rsid="0026c00c" style:font-size-asian="10.5pt" style:font-weight-asian="normal" style:font-size-complex="12pt" style:font-weight-complex="normal"/>
    </style:style>
    <style:style style:name="P95" style:family="paragraph" style:parent-style-name="Standard" style:list-style-name="L26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96" style:family="paragraph" style:parent-style-name="Standard" style:list-style-name="L27">
      <style:paragraph-properties fo:line-height="100%"/>
      <style:text-properties fo:font-size="12pt" fo:font-weight="normal" officeooo:rsid="0028b70a" officeooo:paragraph-rsid="0028b70a" style:font-size-asian="10.5pt" style:font-weight-asian="normal" style:font-size-complex="12pt" style:font-weight-complex="normal"/>
    </style:style>
    <style:style style:name="P97" style:family="paragraph" style:parent-style-name="Standard" style:list-style-name="L28">
      <style:paragraph-properties fo:line-height="100%"/>
      <style:text-properties fo:font-size="12pt" fo:font-weight="normal" officeooo:rsid="0028eb9a" officeooo:paragraph-rsid="0028eb9a" style:font-size-asian="10.5pt" style:font-weight-asian="normal" style:font-size-complex="12pt" style:font-weight-complex="normal"/>
    </style:style>
    <style:style style:name="P98" style:family="paragraph" style:parent-style-name="Standard" style:list-style-name="L29">
      <style:paragraph-properties fo:line-height="100%"/>
      <style:text-properties fo:font-size="12pt" fo:font-weight="normal" officeooo:rsid="002969ee" officeooo:paragraph-rsid="002969ee" style:font-size-asian="10.5pt" style:font-weight-asian="normal" style:font-size-complex="12pt" style:font-weight-complex="normal"/>
    </style:style>
    <style:style style:name="P99" style:family="paragraph" style:parent-style-name="Standard" style:list-style-name="L30">
      <style:paragraph-properties fo:line-height="100%"/>
      <style:text-properties fo:font-size="12pt" fo:font-weight="normal" officeooo:rsid="002b4611" officeooo:paragraph-rsid="002b4611" style:font-size-asian="10.5pt" style:font-weight-asian="normal" style:font-size-complex="12pt" style:font-weight-complex="normal"/>
    </style:style>
    <style:style style:name="P100" style:family="paragraph" style:parent-style-name="Standard" style:list-style-name="L31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01" style:family="paragraph" style:parent-style-name="Standard" style:list-style-name="L32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02" style:family="paragraph" style:parent-style-name="Standard" style:list-style-name="L33">
      <style:paragraph-properties fo:line-height="100%"/>
      <style:text-properties fo:font-size="12pt" fo:font-weight="normal" officeooo:rsid="002b787c" officeooo:paragraph-rsid="002b787c" style:font-size-asian="10.5pt" style:font-weight-asian="normal" style:font-size-complex="12pt" style:font-weight-complex="normal"/>
    </style:style>
    <style:style style:name="P103" style:family="paragraph" style:parent-style-name="Standard" style:list-style-name="L33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04" style:family="paragraph" style:parent-style-name="Standard" style:list-style-name="L34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05" style:family="paragraph" style:parent-style-name="Standard" style:list-style-name="L35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line-height="100%"/>
      <style:text-properties fo:font-size="12pt" fo:font-weight="normal" officeooo:rsid="002d7791" officeooo:paragraph-rsid="002d779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08" style:family="paragraph" style:parent-style-name="Standard" style:list-style-name="L36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09" style:family="paragraph" style:parent-style-name="Standard" style:list-style-name="L37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10" style:family="paragraph" style:parent-style-name="Standard" style:list-style-name="L38">
      <style:paragraph-properties fo:line-height="100%"/>
      <style:text-properties fo:font-size="12pt" fo:font-weight="normal" officeooo:rsid="002ef36d" officeooo:paragraph-rsid="002ef36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12" style:family="paragraph" style:parent-style-name="Standard" style:list-style-name="L39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13" style:family="paragraph" style:parent-style-name="Standard" style:list-style-name="L40">
      <style:paragraph-properties fo:line-height="100%"/>
      <style:text-properties fo:font-size="12pt" fo:font-weight="normal" officeooo:rsid="0030666a" officeooo:paragraph-rsid="0030666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15" style:family="paragraph" style:parent-style-name="Standard" style:list-style-name="L41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16" style:family="paragraph" style:parent-style-name="Standard" style:list-style-name="L42">
      <style:paragraph-properties fo:line-height="100%"/>
      <style:text-properties fo:font-size="12pt" fo:font-weight="normal" officeooo:rsid="0033adc2" officeooo:paragraph-rsid="0033adc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18" style:family="paragraph" style:parent-style-name="Standard" style:list-style-name="L43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19" style:family="paragraph" style:parent-style-name="Standard" style:list-style-name="L44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20" style:family="paragraph" style:parent-style-name="Standard" style:list-style-name="L45">
      <style:paragraph-properties fo:line-height="100%"/>
      <style:text-properties fo:font-size="12pt" fo:font-weight="normal" officeooo:rsid="003572dc" officeooo:paragraph-rsid="003572dc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22" style:family="paragraph" style:parent-style-name="Standard" style:list-style-name="L46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23" style:family="paragraph" style:parent-style-name="Standard" style:list-style-name="L47">
      <style:paragraph-properties fo:line-height="100%"/>
      <style:text-properties fo:font-size="12pt" fo:font-weight="normal" officeooo:rsid="003738e3" officeooo:paragraph-rsid="003738e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line-height="100%"/>
      <style:text-properties fo:font-size="16pt" fo:font-weight="normal" officeooo:rsid="002ef36d" officeooo:paragraph-rsid="002ef36d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line-height="100%"/>
      <style:text-properties fo:font-size="16pt" fo:font-weight="normal" officeooo:rsid="0030666a" officeooo:paragraph-rsid="0030666a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line-height="100%"/>
      <style:text-properties fo:font-size="16pt" fo:font-weight="normal" officeooo:rsid="0033adc2" officeooo:paragraph-rsid="0033adc2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line-height="100%"/>
      <style:text-properties fo:font-size="16pt" fo:font-weight="normal" officeooo:rsid="003572dc" officeooo:paragraph-rsid="003572dc" style:font-size-asian="14pt" style:font-weight-asian="normal" style:font-size-complex="16pt" style:font-weight-complex="normal"/>
    </style:style>
    <style:style style:name="P128" style:family="paragraph" style:parent-style-name="Standard">
      <style:paragraph-properties fo:line-height="100%"/>
      <style:text-properties fo:font-size="16pt" fo:font-weight="normal" officeooo:rsid="003738e3" officeooo:paragraph-rsid="003738e3" style:font-size-asian="14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style:style style:name="T5" style:family="text">
      <style:text-properties officeooo:rsid="00383b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zione Bortelsee:</text:p>
      <text:list text:style-name="L1">
        <text:list-item>
          <text:p text:style-name="P49"><text:span text:style-name="T2">Anagrafica: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50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51">Coordinate: 46.290526, 8.109297</text:p>
        </text:list-item>
      </text:list>
      <text:p text:style-name="P1"><text:span text:style-name="T1"/></text:p>
      <text:p text:style-name="P1"><text:span text:style-name="T1"/></text:p>
      <text:p text:style-name="P4">Ze Sewe:</text:p>
      <text:list text:style-name="L2">
        <text:list-item>
          <text:p text:style-name="P53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53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52">Coordinate: 46.229420, 8.117638</text:p>
        </text:list-item>
      </text:list>
      <text:p text:style-name="P26"/>
      <text:p text:style-name="P26"/>
      <text:p text:style-name="P5">Vorderstocken:</text:p>
      <text:list text:style-name="L3">
        <text:list-item>
          <text:p text:style-name="P54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54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54">Coordinate: 46.682047, 7.519657</text:p>
        </text:list-item>
      </text:list>
      <text:p text:style-name="P27"/>
      <text:p text:style-name="P27"/>
      <text:p text:style-name="P6">Shaftali:</text:p>
      <text:list text:style-name="L4">
        <text:list-item>
          <text:p text:style-name="P55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55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55">Coordinate: 46.891003, 9.458176</text:p>
        </text:list-item>
      </text:list>
      <text:p text:style-name="P28"/>
      <text:p text:style-name="P28"/>
      <text:p text:style-name="P6">Wildsee:</text:p>
      <text:list text:style-name="L5">
        <text:list-item>
          <text:p text:style-name="P56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56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56">Coordinate: 46.968343, 9.390941</text:p>
        </text:list-item>
      </text:list>
      <text:p text:style-name="P28"/>
      <text:p text:style-name="P28"/>
      <text:p text:style-name="P6">Culmatsch:</text:p>
      <text:list text:style-name="L6">
        <text:list-item>
          <text:p text:style-name="P57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57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57">Coordinate: 46.683891, 8.723754</text:p>
        </text:list-item>
      </text:list>
      <text:p text:style-name="P29"/>
      <text:p text:style-name="P30"/>
      <text:p text:style-name="P3">Trubelboden:</text:p>
      <text:list text:style-name="L7">
        <text:list-item>
          <text:p text:style-name="P58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58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58">Coordinate: 46.370975, 7.585568</text:p>
        </text:list-item>
      </text:list>
      <text:p text:style-name="P31"><text:span text:style-name="T3"/></text:p>
      <text:p text:style-name="P31"><text:span text:style-name="T3"/></text:p>
      <text:p text:style-name="P10">Pointe de Toules:</text:p>
      <text:list text:style-name="L8">
        <text:list-item>
          <text:p text:style-name="P59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59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77">Coordinate: 45.984787, 7.237210</text:p>
        </text:list-item>
      </text:list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7"><text:soft-page-break/><text:span text:style-name="T3">Lai Verd:</text:span></text:p>
      <text:list text:style-name="L9">
        <text:list-item>
          <text:p text:style-name="P60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60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78">Coordinate: 46.604149, 8.783516</text:p>
        </text:list-item>
      </text:list>
      <text:p text:style-name="P32"><text:span text:style-name="T3"/></text:p>
      <text:p text:style-name="P32"><text:span text:style-name="T3"/></text:p>
      <text:p text:style-name="P11">Bargtalli: </text:p>
      <text:list text:style-name="L10">
        <text:list-item>
          <text:p text:style-name="P61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61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79">Coordinate: 47.088465, 9.611789</text:p>
        </text:list-item>
      </text:list>
      <text:p text:style-name="P33"><text:span text:style-name="T3"/></text:p>
      <text:p text:style-name="P33"><text:span text:style-name="T3"/></text:p>
      <text:p text:style-name="P11">Laucheren:</text:p>
      <text:list text:style-name="L11">
        <text:list-item>
          <text:p text:style-name="P62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62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80">Coordinate: 46.743754, 8.551012</text:p>
        </text:list-item>
      </text:list>
      <text:p text:style-name="P33"><text:span text:style-name="T3"/></text:p>
      <text:p text:style-name="P33"><text:span text:style-name="T3"/></text:p>
      <text:p text:style-name="P12">Pian Grand:</text:p>
      <text:list text:style-name="L12">
        <text:list-item>
          <text:p text:style-name="P63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63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63"><text:span text:style-name="T3">Coordinate: </text:span><text:span text:style-name="T4">46.414004, 9.160299</text:span></text:p>
        </text:list-item>
      </text:list>
      <text:p text:style-name="P34"><text:span text:style-name="T4"/></text:p>
      <text:p text:style-name="P34"><text:span text:style-name="T4"/></text:p>
      <text:p text:style-name="P8"><text:span text:style-name="T4">F</text:span><text:span text:style-name="T3">itteren:</text:span></text:p>
      <text:list text:style-name="L13">
        <text:list-item>
          <text:p text:style-name="P64"><text:span text:style-name="T3">Anagrafica: </text:span><text:a xlink:type="simple" xlink:href="https://stationdocu.slf.ch/pdf/IMIS_ENG2_IT.pdf" text:style-name="Internet_20_link" text:visited-style-name="Visited_20_Internet_20_Link"><text:span text:style-name="T3">https://stationdocu.slf.ch/pdf/IMIS_ENG2_IT.pdf</text:span></text:a></text:p>
        </text:list-item>
        <text:list-item>
          <text:p text:style-name="P64"><text:span text:style-name="T3">Scheda: </text:span><text:a xlink:type="simple" xlink:href="https://whiterisk.ch/it/conditions/measurements/station/IMIS/ENG2" text:style-name="Internet_20_link" text:visited-style-name="Visited_20_Internet_20_Link"><text:span text:style-name="T3">https://whiterisk.ch/it/conditions/measurements/station/IMIS/ENG2</text:span></text:a></text:p>
        </text:list-item>
        <text:list-item>
          <text:p text:style-name="P81">Coordinate: 46.993777, <text:s/>9.193859</text:p>
        </text:list-item>
      </text:list>
      <text:p text:style-name="P35"><text:span text:style-name="T3"/></text:p>
      <text:p text:style-name="P35"><text:span text:style-name="T3"/></text:p>
      <text:p text:style-name="P13">Homad:</text:p>
      <text:list text:style-name="L14">
        <text:list-item>
          <text:p text:style-name="P65"><text:span text:style-name="T3">Anagrafica: </text:span><text:a xlink:type="simple" xlink:href="https://stationdocu.slf.ch/pdf/IMIS_GUT2_IT.pdf" text:style-name="Internet_20_link" text:visited-style-name="Visited_20_Internet_20_Link"><text:span text:style-name="T3">https://stationdocu.slf.ch/pdf/IMIS_GUT2_IT.pdf</text:span></text:a></text:p>
        </text:list-item>
        <text:list-item>
          <text:p text:style-name="P65"><text:span text:style-name="T3">Scheda: </text:span><text:a xlink:type="simple" xlink:href="https://whiterisk.ch/it/conditions/measurements/station/IMIS/GUT2" text:style-name="Internet_20_link" text:visited-style-name="Visited_20_Internet_20_Link"><text:span text:style-name="T3">https://whiterisk.ch/it/conditions/measurements/station/IMIS/GUT2</text:span></text:a></text:p>
        </text:list-item>
        <text:list-item>
          <text:p text:style-name="P82">Coordinate: 46.679307, 8.289700</text:p>
        </text:list-item>
      </text:list>
      <text:p text:style-name="P36"><text:span text:style-name="T3"/></text:p>
      <text:p text:style-name="P36"><text:span text:style-name="T3"/></text:p>
      <text:p text:style-name="P14">Alp Pianetsch:</text:p>
      <text:list text:style-name="L15">
        <text:list-item>
          <text:p text:style-name="P66"><text:span text:style-name="T3">Anagrafica: </text:span><text:a xlink:type="simple" xlink:href="https://stationdocu.slf.ch/pdf/IMIS_HTR2_IT.pdf" text:style-name="Internet_20_link" text:visited-style-name="Visited_20_Internet_20_Link"><text:span text:style-name="T3">https://stationdocu.slf.ch/pdf/IMIS_HTR2_IT.pdf</text:span></text:a></text:p>
        </text:list-item>
        <text:list-item>
          <text:p text:style-name="P66"><text:span text:style-name="T3">Scheda: </text:span><text:a xlink:type="simple" xlink:href="https://whiterisk.ch/it/conditions/measurements/station/IMIS/HTR2" text:style-name="Internet_20_link" text:visited-style-name="Visited_20_Internet_20_Link"><text:span text:style-name="T3">https://whiterisk.ch/it/conditions/measurements/station/IMIS/HTR2</text:span></text:a></text:p>
        </text:list-item>
        <text:list-item>
          <text:p text:style-name="P83">Coordinate: 46.545202, 9.202568</text:p>
        </text:list-item>
        <text:list-item>
          <text:p text:style-name="P85">Problemi, non tornano le quote</text:p>
        </text:list-item>
      </text:list>
      <text:p text:style-name="P37"><text:span text:style-name="T3"/></text:p>
      <text:p text:style-name="P37"><text:span text:style-name="T3"/></text:p>
      <text:p text:style-name="P14">Unter Surettasee:</text:p>
      <text:list text:style-name="L16">
        <text:list-item>
          <text:p text:style-name="P67"><text:span text:style-name="T3">Anagrafica: </text:span><text:a xlink:type="simple" xlink:href="https://stationdocu.slf.ch/pdf/IMIS_HTR3_IT.pdf" text:style-name="Internet_20_link" text:visited-style-name="Visited_20_Internet_20_Link"><text:span text:style-name="T3">https://stationdocu.slf.ch/pdf/IMIS_HTR3_IT.pdf</text:span></text:a></text:p>
        </text:list-item>
        <text:list-item>
          <text:p text:style-name="P67"><text:span text:style-name="T3">Scheda: </text:span><text:a xlink:type="simple" xlink:href="https://whiterisk.ch/it/conditions/measurements/station/IMIS/HTR3" text:style-name="Internet_20_link" text:visited-style-name="Visited_20_Internet_20_Link"><text:span text:style-name="T3">https://whiterisk.ch/it/conditions/measurements/station/IMIS/HTR3</text:span></text:a></text:p>
        </text:list-item>
        <text:list-item>
          <text:p text:style-name="P84">Coordinate: 46.536500, 9.348538</text:p>
        </text:list-item>
      </text:list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oft-page-break/><text:span text:style-name="T3"/></text:p>
      <text:p text:style-name="P15">Fochsen:</text:p>
      <text:list text:style-name="L17">
        <text:list-item>
          <text:p text:style-name="P68"><text:span text:style-name="T3">Anagrafica: </text:span><text:a xlink:type="simple" xlink:href="https://stationdocu.slf.ch/pdf/IMIS_JAU2_IT.pdf" text:style-name="Internet_20_link" text:visited-style-name="Visited_20_Internet_20_Link"><text:span text:style-name="T3">https://stationdocu.slf.ch/pdf/IMIS_JAU2_IT.pdf</text:span></text:a></text:p>
        </text:list-item>
        <text:list-item>
          <text:p text:style-name="P68"><text:span text:style-name="T3">Scheda: </text:span><text:a xlink:type="simple" xlink:href="https://whiterisk.ch/it/conditions/measurements/station/IMIS/JAU2" text:style-name="Internet_20_link" text:visited-style-name="Visited_20_Internet_20_Link"><text:span text:style-name="T3">https://whiterisk.ch/it/conditions/measurements/station/IMIS/JAU2</text:span></text:a></text:p>
        </text:list-item>
        <text:list-item>
          <text:p text:style-name="P87">Coordinate: 46.633164, 7.274515</text:p>
        </text:list-item>
      </text:list>
      <text:p text:style-name="P38"><text:span text:style-name="T3"/></text:p>
      <text:p text:style-name="P38"><text:span text:style-name="T3"/></text:p>
      <text:p text:style-name="P16">Vairana:</text:p>
      <text:list text:style-name="L18">
        <text:list-item>
          <text:p text:style-name="P69"><text:span text:style-name="T3">Anagrafica: </text:span><text:a xlink:type="simple" xlink:href="https://stationdocu.slf.ch/pdf/IMIS_JUL2_IT.pdf" text:style-name="Internet_20_link" text:visited-style-name="Visited_20_Internet_20_Link"><text:span text:style-name="T3">https://stationdocu.slf.ch/pdf/IMIS_JUL2_IT.pdf</text:span></text:a></text:p>
        </text:list-item>
        <text:list-item>
          <text:p text:style-name="P69"><text:span text:style-name="T3">Scheda: </text:span><text:a xlink:type="simple" xlink:href="https://whiterisk.ch/it/conditions/measurements/station/IMIS/JUL2" text:style-name="Internet_20_link" text:visited-style-name="Visited_20_Internet_20_Link"><text:span text:style-name="T3">https://whiterisk.ch/it/conditions/measurements/station/IMIS/JUL2</text:span></text:a></text:p>
        </text:list-item>
        <text:list-item>
          <text:p text:style-name="P86">Coordinate: 46.478495, 9.692318</text:p>
        </text:list-item>
      </text:list>
      <text:p text:style-name="P38"><text:span text:style-name="T3"/></text:p>
      <text:p text:style-name="P38"><text:span text:style-name="T3"/></text:p>
      <text:p text:style-name="P17">Fisi:</text:p>
      <text:list text:style-name="L19">
        <text:list-item>
          <text:p text:style-name="P70"><text:span text:style-name="T3">Anagrafica: </text:span><text:a xlink:type="simple" xlink:href="https://stationdocu.slf.ch/pdf/IMIS_FIS2_IT.pdf" text:style-name="Internet_20_link" text:visited-style-name="Visited_20_Internet_20_Link"><text:span text:style-name="T3">https://stationdocu.slf.ch/pdf/IMIS_FIS2_IT.pdf</text:span></text:a></text:p>
        </text:list-item>
        <text:list-item>
          <text:p text:style-name="P70"><text:span text:style-name="T3">Scheda: </text:span><text:a xlink:type="simple" xlink:href="https://whiterisk.ch/it/conditions/measurements/station/IMIS/FIS2" text:style-name="Internet_20_link" text:visited-style-name="Visited_20_Internet_20_Link"><text:span text:style-name="T3">https://whiterisk.ch/it/conditions/measurements/station/IMIS/FIS2</text:span></text:a></text:p>
        </text:list-item>
        <text:list-item>
          <text:p text:style-name="P88">Coordinate: 46.471465, 7.673875</text:p>
        </text:list-item>
      </text:list>
      <text:p text:style-name="P39"><text:span text:style-name="T3"/></text:p>
      <text:p text:style-name="P39"><text:span text:style-name="T3"/></text:p>
      <text:p text:style-name="P17">Gatschiefer:</text:p>
      <text:list text:style-name="L20">
        <text:list-item>
          <text:p text:style-name="P71"><text:span text:style-name="T3">Anagrafica: </text:span><text:a xlink:type="simple" xlink:href="https://stationdocu.slf.ch/pdf/IMIS_KLO3_IT.pdf" text:style-name="Internet_20_link" text:visited-style-name="Visited_20_Internet_20_Link"><text:span text:style-name="T3">https://stationdocu.slf.ch/pdf/IMIS_KLO3_IT.pdf</text:span></text:a></text:p>
        </text:list-item>
        <text:list-item>
          <text:p text:style-name="P71"><text:span text:style-name="T3">Scheda: </text:span><text:a xlink:type="simple" xlink:href="https://whiterisk.ch/it/conditions/measurements/station/IMIS/KLO3" text:style-name="Internet_20_link" text:visited-style-name="Visited_20_Internet_20_Link"><text:span text:style-name="T3">https://whiterisk.ch/it/conditions/measurements/station/IMIS/KLO3</text:span></text:a></text:p>
        </text:list-item>
        <text:list-item>
          <text:p text:style-name="P89">Coordinate: 46.841281, 9.931682</text:p>
        </text:list-item>
      </text:list>
      <text:p text:style-name="P39"><text:span text:style-name="T3"/></text:p>
      <text:p text:style-name="P39"><text:span text:style-name="T3"/></text:p>
      <text:p text:style-name="P18">Madrisa:</text:p>
      <text:list text:style-name="L21">
        <text:list-item>
          <text:p text:style-name="P72"><text:span text:style-name="T3">Anagrafica: </text:span><text:a xlink:type="simple" xlink:href="https://stationdocu.slf.ch/pdf/IMIS_KLO2_IT.pdf" text:style-name="Internet_20_link" text:visited-style-name="Visited_20_Internet_20_Link"><text:span text:style-name="T3">https://stationdocu.slf.ch/pdf/IMIS_KLO2_IT.pdf</text:span></text:a></text:p>
        </text:list-item>
        <text:list-item>
          <text:p text:style-name="P72"><text:span text:style-name="T3">Scheda: </text:span><text:a xlink:type="simple" xlink:href="https://whiterisk.ch/it/conditions/measurements/station/IMIS/KLO2" text:style-name="Internet_20_link" text:visited-style-name="Visited_20_Internet_20_Link"><text:span text:style-name="T3">https://whiterisk.ch/it/conditions/measurements/station/IMIS/KLO2</text:span></text:a></text:p>
        </text:list-item>
        <text:list-item>
          <text:p text:style-name="P90">Coordinate: </text:p>
        </text:list-item>
      </text:list>
      <text:p text:style-name="P40"><text:span text:style-name="T3"/></text:p>
      <text:p text:style-name="P40"><text:span text:style-name="T3"/></text:p>
      <text:p text:style-name="P18">Gandegg:</text:p>
      <text:list text:style-name="L22">
        <text:list-item>
          <text:p text:style-name="P73"><text:span text:style-name="T3">Anagrafica: </text:span><text:a xlink:type="simple" xlink:href="https://stationdocu.slf.ch/pdf/IMIS_GAN2_IT.pdf" text:style-name="Internet_20_link" text:visited-style-name="Visited_20_Internet_20_Link"><text:span text:style-name="T3">https://stationdocu.slf.ch/pdf/IMIS_GAN2_IT.pdf</text:span></text:a></text:p>
        </text:list-item>
        <text:list-item>
          <text:p text:style-name="P73"><text:span text:style-name="T3">Scheda: </text:span><text:a xlink:type="simple" xlink:href="https://whiterisk.ch/it/conditions/measurements/station/IMIS/GAN2" text:style-name="Internet_20_link" text:visited-style-name="Visited_20_Internet_20_Link"><text:span text:style-name="T3">https://whiterisk.ch/it/conditions/measurements/station/IMIS/GAN2</text:span></text:a></text:p>
        </text:list-item>
        <text:list-item>
          <text:p text:style-name="P91">Coordinate: 46.429260, 7.760604</text:p>
        </text:list-item>
      </text:list>
      <text:p text:style-name="P40"><text:span text:style-name="T3"/></text:p>
      <text:p text:style-name="P40"><text:span text:style-name="T3"/></text:p>
      <text:p text:style-name="P19">Chiematte:</text:p>
      <text:list text:style-name="L23">
        <text:list-item>
          <text:p text:style-name="P74"><text:span text:style-name="T3">Anagrafica: </text:span><text:a xlink:type="simple" xlink:href="https://stationdocu.slf.ch/pdf/IMIS_MUN2_IT.pdf" text:style-name="Internet_20_link" text:visited-style-name="Visited_20_Internet_20_Link"><text:span text:style-name="T3">https://stationdocu.slf.ch/pdf/IMIS_MUN2_IT.pdf</text:span></text:a></text:p>
        </text:list-item>
        <text:list-item>
          <text:p text:style-name="P74"><text:span text:style-name="T3">Scheda: </text:span><text:a xlink:type="simple" xlink:href="https://whiterisk.ch/it/conditions/measurements/station/IMIS/MUN2" text:style-name="Internet_20_link" text:visited-style-name="Visited_20_Internet_20_Link"><text:span text:style-name="T3">https://whiterisk.ch/it/conditions/measurements/station/IMIS/MUN2</text:span></text:a></text:p>
        </text:list-item>
        <text:list-item>
          <text:p text:style-name="P92">Coordinate: 46.333066, 7.925200</text:p>
        </text:list-item>
      </text:list>
      <text:p text:style-name="P41"><text:span text:style-name="T3"/></text:p>
      <text:p text:style-name="P41"><text:span text:style-name="T3"/></text:p>
      <text:p text:style-name="P19">Rupperslaui:</text:p>
      <text:list text:style-name="L24">
        <text:list-item>
          <text:p text:style-name="P75"><text:span text:style-name="T3">Anagrafica: </text:span><text:a xlink:type="simple" xlink:href="https://stationdocu.slf.ch/pdf/IMIS_MUO2_IT.pdf" text:style-name="Internet_20_link" text:visited-style-name="Visited_20_Internet_20_Link"><text:span text:style-name="T3">https://stationdocu.slf.ch/pdf/IMIS_MUO2_IT.pdf</text:span></text:a></text:p>
        </text:list-item>
        <text:list-item>
          <text:p text:style-name="P75"><text:span text:style-name="T3">Scheda: </text:span><text:a xlink:type="simple" xlink:href="https://whiterisk.ch/it/conditions/measurements/station/IMIS/MUO2" text:style-name="Internet_20_link" text:visited-style-name="Visited_20_Internet_20_Link"><text:span text:style-name="T3">https://whiterisk.ch/it/conditions/measurements/station/IMIS/MUO2</text:span></text:a></text:p>
        </text:list-item>
        <text:list-item>
          <text:p text:style-name="P93">Coordinate: 46.938227, 8.745622</text:p>
        </text:list-item>
      </text:list>
      <text:p text:style-name="P41"><text:span text:style-name="T3"/></text:p>
      <text:p text:style-name="P41"><text:span text:style-name="T3"/></text:p>
      <text:p text:style-name="P41"><text:span text:style-name="T3"/></text:p>
      <text:p text:style-name="P9"><text:soft-page-break/><text:span text:style-name="T3">Mutten:</text:span></text:p>
      <text:list text:style-name="L25">
        <text:list-item>
          <text:p text:style-name="P76"><text:span text:style-name="T3">Anagrafica: </text:span><text:a xlink:type="simple" xlink:href="https://stationdocu.slf.ch/pdf/IMIS_MUT2_IT.pdf" text:style-name="Internet_20_link" text:visited-style-name="Visited_20_Internet_20_Link"><text:span text:style-name="T3">https://stationdocu.slf.ch/pdf/IMIS_MUT2_IT.pdf</text:span></text:a></text:p>
        </text:list-item>
        <text:list-item>
          <text:p text:style-name="P76"><text:span text:style-name="T3">Scheda: </text:span><text:a xlink:type="simple" xlink:href="https://whiterisk.ch/it/conditions/measurements/station/IMIS/MUT2" text:style-name="Internet_20_link" text:visited-style-name="Visited_20_Internet_20_Link"><text:span text:style-name="T3">https://whiterisk.ch/it/conditions/measurements/station/IMIS/MUT2</text:span></text:a></text:p>
        </text:list-item>
        <text:list-item>
          <text:p text:style-name="P94">Coordinate: 46.858767, 9.017492</text:p>
        </text:list-item>
      </text:list>
      <text:p text:style-name="P42"/>
      <text:p text:style-name="P42"/>
      <text:p text:style-name="P20">Triftchumme:</text:p>
      <text:list text:style-name="L26">
        <text:list-item>
          <text:p text:style-name="P95">Anagrafica: <text:a xlink:type="simple" xlink:href="https://stationdocu.slf.ch/pdf/IMIS_ZER2_EN.pdf" text:style-name="Internet_20_link" text:visited-style-name="Visited_20_Internet_20_Link">https://stationdocu.slf.ch/pdf/IMIS_ZER2_EN.pdf</text:a></text:p>
        </text:list-item>
        <text:list-item>
          <text:p text:style-name="P95">Scheda: <text:a xlink:type="simple" xlink:href="https://whiterisk.ch/en/conditions/measurements/station/IMIS/ZER2" text:style-name="Internet_20_link" text:visited-style-name="Visited_20_Internet_20_Link">https://whiterisk.ch/en/conditions/measurements/station/IMIS/ZER2</text:a></text:p>
        </text:list-item>
        <text:list-item>
          <text:p text:style-name="P95">Coordinate: 46.042165, 7.727385</text:p>
        </text:list-item>
      </text:list>
      <text:p text:style-name="P43"/>
      <text:p text:style-name="P43"/>
      <text:p text:style-name="P20">Alpetta:</text:p>
      <text:list text:style-name="L27">
        <text:list-item>
          <text:p text:style-name="P96">Anagrafica: <text:a xlink:type="simple" xlink:href="https://stationdocu.slf.ch/pdf/IMIS_VIN2_EN.pdf" text:style-name="Internet_20_link" text:visited-style-name="Visited_20_Internet_20_Link">https://stationdocu.slf.ch/pdf/IMIS_VIN2_EN.pdf</text:a></text:p>
        </text:list-item>
        <text:list-item>
          <text:p text:style-name="P96">Scheda: <text:a xlink:type="simple" xlink:href="https://whiterisk.ch/en/conditions/measurements/station/IMIS/VIN2" text:style-name="Internet_20_link" text:visited-style-name="Visited_20_Internet_20_Link">https://whiterisk.ch/en/conditions/measurements/station/IMIS/VIN2</text:a></text:p>
        </text:list-item>
        <text:list-item>
          <text:p text:style-name="P96">Coordinate: 46.931772, 10.442867</text:p>
        </text:list-item>
      </text:list>
      <text:p text:style-name="P43"/>
      <text:p text:style-name="P43"/>
      <text:p text:style-name="P21">Alp Calasa:</text:p>
      <text:list text:style-name="L28">
        <text:list-item>
          <text:p text:style-name="P97">Anagrafica: <text:a xlink:type="simple" xlink:href="https://stationdocu.slf.ch/pdf/IMIS_VLS2_EN.pdf" text:style-name="Internet_20_link" text:visited-style-name="Visited_20_Internet_20_Link">https://stationdocu.slf.ch/pdf/IMIS_VLS2_EN.pdf</text:a></text:p>
        </text:list-item>
        <text:list-item>
          <text:p text:style-name="P97">Scheda: <text:a xlink:type="simple" xlink:href="https://whiterisk.ch/en/conditions/measurements/station/IMIS/VLS2" text:style-name="Internet_20_link" text:visited-style-name="Visited_20_Internet_20_Link">https://whiterisk.ch/en/conditions/measurements/station/IMIS/VLS2</text:a></text:p>
        </text:list-item>
        <text:list-item>
          <text:p text:style-name="P97">Coordinate: 46.674406, 9.205254</text:p>
        </text:list-item>
      </text:list>
      <text:p text:style-name="P44"/>
      <text:p text:style-name="P44"/>
      <text:p text:style-name="P22">Giltnasen:</text:p>
      <text:list text:style-name="L29">
        <text:list-item>
          <text:p text:style-name="P98">Anagrafica: <text:a xlink:type="simple" xlink:href="https://stationdocu.slf.ch/pdf/IMIS_URS2_EN.pdf" text:style-name="Internet_20_link" text:visited-style-name="Visited_20_Internet_20_Link">https://stationdocu.slf.ch/pdf/IMIS_URS2_EN.pdf</text:a></text:p>
        </text:list-item>
        <text:list-item>
          <text:p text:style-name="P98">Scheda: <text:a xlink:type="simple" xlink:href="https://whiterisk.ch/en/conditions/measurements/station/IMIS/URS2" text:style-name="Internet_20_link" text:visited-style-name="Visited_20_Internet_20_Link">https://whiterisk.ch/en/conditions/measurements/station/IMIS/URS2</text:a></text:p>
        </text:list-item>
        <text:list-item>
          <text:p text:style-name="P98">Coordinate: 46.586791, 8.513848</text:p>
        </text:list-item>
      </text:list>
      <text:p text:style-name="P45"/>
      <text:p text:style-name="P45"/>
      <text:p text:style-name="P23">Les Collines:</text:p>
      <text:list text:style-name="L30">
        <text:list-item>
          <text:p text:style-name="P99">Anagrafica: <text:a xlink:type="simple" xlink:href="https://stationdocu.slf.ch/pdf/IMIS_ILI2_EN.pdf" text:style-name="Internet_20_link" text:visited-style-name="Visited_20_Internet_20_Link">https://stationdocu.slf.ch/pdf/IMIS_ILI2_EN.pdf</text:a></text:p>
        </text:list-item>
        <text:list-item>
          <text:p text:style-name="P99">Scheda: <text:a xlink:type="simple" xlink:href="https://whiterisk.ch/en/conditions/measurements/station/IMIS/ILI2" text:style-name="Internet_20_link" text:visited-style-name="Visited_20_Internet_20_Link">https://whiterisk.ch/en/conditions/measurements/station/IMIS/ILI2</text:a></text:p>
        </text:list-item>
        <text:list-item>
          <text:p text:style-name="P99">Coordinate: 46.191362, 6.827786</text:p>
        </text:list-item>
      </text:list>
      <text:p text:style-name="P46"/>
      <text:p text:style-name="P46"/>
      <text:p text:style-name="P24">Wenghorn:</text:p>
      <text:list text:style-name="L31">
        <text:list-item>
          <text:p text:style-name="P100">Anagrafica: <text:a xlink:type="simple" xlink:href="https://stationdocu.slf.ch/pdf/IMIS_SPN3_EN.pdf" text:style-name="Internet_20_link" text:visited-style-name="Visited_20_Internet_20_Link">https://stationdocu.slf.ch/pdf/IMIS_SPN3_EN.pdf</text:a></text:p>
        </text:list-item>
        <text:list-item>
          <text:p text:style-name="P100">Scheda: <text:a xlink:type="simple" xlink:href="https://whiterisk.ch/en/conditions/measurements/station/IMIS/SPN3" text:style-name="Internet_20_link" text:visited-style-name="Visited_20_Internet_20_Link">https://whiterisk.ch/en/conditions/measurements/station/IMIS/SPN3</text:a></text:p>
        </text:list-item>
        <text:list-item>
          <text:p text:style-name="P100">Coordinate: 46.178011, 8.045158</text:p>
        </text:list-item>
      </text:list>
      <text:p text:style-name="P47"/>
      <text:p text:style-name="P47"/>
      <text:p text:style-name="P24">Turliboden:</text:p>
      <text:list text:style-name="L32">
        <text:list-item>
          <text:p text:style-name="P101">Anagrafica: <text:a xlink:type="simple" xlink:href="https://stationdocu.slf.ch/pdf/IMIS_SCH2_EN.pdf" text:style-name="Internet_20_link" text:visited-style-name="Visited_20_Internet_20_Link">https://stationdocu.slf.ch/pdf/IMIS_SCH2_EN.pdf</text:a></text:p>
        </text:list-item>
        <text:list-item>
          <text:p text:style-name="P101">Scheda: <text:a xlink:type="simple" xlink:href="https://whiterisk.ch/en/conditions/measurements/station/IMIS/SCH2" text:style-name="Internet_20_link" text:visited-style-name="Visited_20_Internet_20_Link">https://whiterisk.ch/en/conditions/measurements/station/IMIS/SCH2</text:a></text:p>
        </text:list-item>
        <text:list-item>
          <text:p text:style-name="P101">Coordinate: 46.576902, 7.834753</text:p>
        </text:list-item>
      </text:list>
      <text:p text:style-name="P47"/>
      <text:p text:style-name="P47"/>
      <text:p text:style-name="P47"/>
      <text:p text:style-name="P47"/>
      <text:p text:style-name="P24"><text:soft-page-break/>Alpler Tor:</text:p>
      <text:list text:style-name="L33">
        <text:list-item>
          <text:p text:style-name="P102">Anagrafica: <text:a xlink:type="simple" xlink:href="https://stationdocu.slf.ch/pdf/IMIS_SCA3_EN.pdf" text:style-name="Internet_20_link" text:visited-style-name="Visited_20_Internet_20_Link">https://stationdocu.slf.ch/pdf/IMIS_SCA3_EN.pdf</text:a></text:p>
        </text:list-item>
        <text:list-item>
          <text:p text:style-name="P102">Scheda: <text:a xlink:type="simple" xlink:href="https://whiterisk.ch/en/conditions/measurements/station/IMIS/SCA3" text:style-name="Internet_20_link" text:visited-style-name="Visited_20_Internet_20_Link">https://whiterisk.ch/en/conditions/measurements/station/IMIS/SCA3</text:a></text:p>
        </text:list-item>
        <text:list-item>
          <text:p text:style-name="P103">Coordinate: 46.891536, 8.779544</text:p>
        </text:list-item>
      </text:list>
      <text:p text:style-name="P48"/>
      <text:p text:style-name="P48"/>
      <text:p text:style-name="P25">Seewli:</text:p>
      <text:list text:style-name="L34">
        <text:list-item>
          <text:p text:style-name="P104">Anagrafica: <text:a xlink:type="simple" xlink:href="https://stationdocu.slf.ch/pdf/IMIS_SCA2_EN.pdf" text:style-name="Internet_20_link" text:visited-style-name="Visited_20_Internet_20_Link">https://stationdocu.slf.ch/pdf/IMIS_SCA2_EN.pdf</text:a></text:p>
        </text:list-item>
        <text:list-item>
          <text:p text:style-name="P104">Scheda: <text:a xlink:type="simple" xlink:href="https://whiterisk.ch/en/conditions/measurements/station/IMIS/SCA2" text:style-name="Internet_20_link" text:visited-style-name="Visited_20_Internet_20_Link">https://whiterisk.ch/en/conditions/measurements/station/IMIS/SCA2</text:a></text:p>
        </text:list-item>
        <text:list-item>
          <text:p text:style-name="P104">Coordinate: 46.812956, 8.717340</text:p>
        </text:list-item>
      </text:list>
      <text:p text:style-name="P48"/>
      <text:p text:style-name="P48"/>
      <text:p text:style-name="P25">Ravaischer Salaas:</text:p>
      <text:list text:style-name="L35">
        <text:list-item>
          <text:p text:style-name="P105">Anagrafica: <text:a xlink:type="simple" xlink:href="https://stationdocu.slf.ch/pdf/IMIS_SMN2_EN.pdf" text:style-name="Internet_20_link" text:visited-style-name="Visited_20_Internet_20_Link">https://stationdocu.slf.ch/pdf/IMIS_SMN2_EN.pdf</text:a></text:p>
        </text:list-item>
        <text:list-item>
          <text:p text:style-name="P105">Scheda: <text:a xlink:type="simple" xlink:href="https://whiterisk.ch/en/conditions/measurements/station/IMIS/SMN2" text:style-name="Internet_20_link" text:visited-style-name="Visited_20_Internet_20_Link">https://whiterisk.ch/en/conditions/measurements/station/IMIS/SMN2</text:a></text:p>
        </text:list-item>
        <text:list-item>
          <text:p text:style-name="P105">Coordinate: 46.956379, 10.338342</text:p>
        </text:list-item>
      </text:list>
      <text:p text:style-name="P48"/>
      <text:p text:style-name="P48"/>
      <text:p text:style-name="P124">Orzival:</text:p>
      <text:list text:style-name="L36">
        <text:list-item>
          <text:p text:style-name="P108">Anagrafica: <text:a xlink:type="simple" xlink:href="https://stationdocu.slf.ch/pdf/IMIS_ANV2_EN.pdf" text:style-name="Internet_20_link" text:visited-style-name="Visited_20_Internet_20_Link">https://stationdocu.slf.ch/pdf/IMIS_ANV2_EN.pdf</text:a></text:p>
        </text:list-item>
        <text:list-item>
          <text:p text:style-name="P108">Scheda: <text:a xlink:type="simple" xlink:href="https://whiterisk.ch/en/conditions/measurements/station/IMIS/ANV2" text:style-name="Internet_20_link" text:visited-style-name="Visited_20_Internet_20_Link">https://whiterisk.ch/en/conditions/measurements/station/IMIS/ANV2</text:a></text:p>
        </text:list-item>
        <text:list-item>
          <text:p text:style-name="P108">Coordinate: 46.188279, 7.535363</text:p>
        </text:list-item>
      </text:list>
      <text:p text:style-name="P107"/>
      <text:p text:style-name="P107"/>
      <text:p text:style-name="P124">Chenau:</text:p>
      <text:list text:style-name="L38">
        <text:list-item>
          <text:p text:style-name="P110">Anagrafica: <text:a xlink:type="simple" xlink:href="https://stationdocu.slf.ch/pdf/IMIS_ALI2_EN.pdf" text:style-name="Internet_20_link" text:visited-style-name="Visited_20_Internet_20_Link">https://stationdocu.slf.ch/pdf/IMIS_ALI2_EN.pdf</text:a></text:p>
        </text:list-item>
        <text:list-item>
          <text:p text:style-name="P110">Scheda: <text:a xlink:type="simple" xlink:href="https://whiterisk.ch/en/conditions/measurements/station/IMIS/ALI2" text:style-name="Internet_20_link" text:visited-style-name="Visited_20_Internet_20_Link">https://whiterisk.ch/en/conditions/measurements/station/IMIS/ALI2</text:a></text:p>
        </text:list-item>
        <text:list-item>
          <text:p text:style-name="P110">Coordinate: 46.488595, 6.993254</text:p>
        </text:list-item>
      </text:list>
      <text:p text:style-name="P107"/>
      <text:p text:style-name="P107"/>
      <text:p text:style-name="P125">Donin du Jour:</text:p>
      <text:list text:style-name="L39">
        <text:list-item>
          <text:p text:style-name="P112">Anagrafica: <text:a xlink:type="simple" xlink:href="https://stationdocu.slf.ch/pdf/IMIS_VDS2_EN.pdf" text:style-name="Internet_20_link" text:visited-style-name="Visited_20_Internet_20_Link">https://stationdocu.slf.ch/pdf/IMIS_VDS2_EN.pdf</text:a></text:p>
        </text:list-item>
        <text:list-item>
          <text:p text:style-name="P112">Scheda: <text:a xlink:type="simple" xlink:href="https://whiterisk.ch/en/conditions/measurements/station/IMIS/VDS2" text:style-name="Internet_20_link" text:visited-style-name="Visited_20_Internet_20_Link">https://whiterisk.ch/en/conditions/measurements/station/IMIS/VDS2</text:a></text:p>
        </text:list-item>
        <text:list-item>
          <text:p text:style-name="P112">Coordinate: 46.321519, 7.367506</text:p>
        </text:list-item>
      </text:list>
      <text:p text:style-name="P111"/>
      <text:p text:style-name="P111"/>
      <text:p text:style-name="P125">Breona:</text:p>
      <text:list text:style-name="L40">
        <text:list-item>
          <text:p text:style-name="P113">Anagrafica: <text:a xlink:type="simple" xlink:href="https://stationdocu.slf.ch/pdf/IMIS_ARO3_EN.pdf" text:style-name="Internet_20_link" text:visited-style-name="Visited_20_Internet_20_Link">https://stationdocu.slf.ch/pdf/IMIS_ARO3_EN.pdf</text:a></text:p>
        </text:list-item>
        <text:list-item>
          <text:p text:style-name="P113">Scheda: <text:a xlink:type="simple" xlink:href="https://whiterisk.ch/en/conditions/measurements/station/IMIS/ARO3" text:style-name="Internet_20_link" text:visited-style-name="Visited_20_Internet_20_Link">https://whiterisk.ch/en/conditions/measurements/station/IMIS/ARO3</text:a></text:p>
        </text:list-item>
        <text:list-item>
          <text:p text:style-name="P113">Coordinate: 46.08<text:span text:style-name="T5">7417</text:span>, <text:span text:style-name="T5">7.562049</text:span></text:p>
        </text:list-item>
      </text:list>
      <text:p text:style-name="P111"/>
      <text:p text:style-name="P111"/>
      <text:p text:style-name="P111"/>
      <text:p text:style-name="P111"/>
      <text:p text:style-name="P126">Cassinello:</text:p>
      <text:list text:style-name="L41">
        <text:list-item>
          <text:p text:style-name="P115">Anagrafic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15">Scheda: <text:a xlink:type="simple" xlink:href="https://stationdocu.slf.ch/pdf/IMIS_BED3_EN.pdf" text:style-name="Internet_20_link" text:visited-style-name="Visited_20_Internet_20_Link">https://stationdocu.slf.ch/pdf/IMIS_BED3_EN.pdf</text:a></text:p>
        </text:list-item>
        <text:list-item>
          <text:p text:style-name="P115">Coordinate: 46.491160, 8.521907</text:p>
        </text:list-item>
      </text:list>
      <text:p text:style-name="P114"/>
      <text:p text:style-name="P114"/>
      <text:p text:style-name="P126"><text:soft-page-break/>Rotschalp:</text:p>
      <text:list text:style-name="L42">
        <text:list-item>
          <text:p text:style-name="P116">Anagrafica: <text:a xlink:type="simple" xlink:href="https://stationdocu.slf.ch/pdf/IMIS_ROA2_EN.pdf" text:style-name="Internet_20_link" text:visited-style-name="Visited_20_Internet_20_Link">https://stationdocu.slf.ch/pdf/IMIS_ROA2_EN.pdf</text:a></text:p>
        </text:list-item>
        <text:list-item>
          <text:p text:style-name="P116">Scheda: <text:a xlink:type="simple" xlink:href="https://whiterisk.ch/en/conditions/measurements/station/IMIS/ROA2" text:style-name="Internet_20_link" text:visited-style-name="Visited_20_Internet_20_Link">https://whiterisk.ch/en/conditions/measurements/station/IMIS/ROA2</text:a></text:p>
        </text:list-item>
        <text:list-item>
          <text:p text:style-name="P116">Coordinate: 46.774324, 7.993945</text:p>
        </text:list-item>
      </text:list>
      <text:p text:style-name="P114"/>
      <text:p text:style-name="P114"/>
      <text:p text:style-name="P127">Pierre Fendues:</text:p>
      <text:list text:style-name="L43">
        <text:list-item>
          <text:p text:style-name="P118">Anagrafica: <text:a xlink:type="simple" xlink:href="https://stationdocu.slf.ch/pdf/IMIS_CHA2_EN.pdf" text:style-name="Internet_20_link" text:visited-style-name="Visited_20_Internet_20_Link">https://stationdocu.slf.ch/pdf/IMIS_CHA2_EN.pdf</text:a></text:p>
        </text:list-item>
        <text:list-item>
          <text:p text:style-name="P118">Scheda: <text:a xlink:type="simple" xlink:href="https://whiterisk.ch/en/conditions/measurements/station/IMIS/CHA2" text:style-name="Internet_20_link" text:visited-style-name="Visited_20_Internet_20_Link">https://whiterisk.ch/en/conditions/measurements/station/IMIS/CHA2</text:a></text:p>
        </text:list-item>
        <text:list-item>
          <text:p text:style-name="P118">Coordinate: 46.375436, 7.168727</text:p>
        </text:list-item>
      </text:list>
      <text:p text:style-name="P117"/>
      <text:p text:style-name="P117"/>
      <text:p text:style-name="P127">Etang de Trente Pas:</text:p>
      <text:list text:style-name="L44">
        <text:list-item>
          <text:p text:style-name="P119">Anagrafica: <text:a xlink:type="simple" xlink:href="https://stationdocu.slf.ch/pdf/IMIS_CON2_EN.pdf" text:style-name="Internet_20_link" text:visited-style-name="Visited_20_Internet_20_Link">https://stationdocu.slf.ch/pdf/IMIS_CON2_EN.pdf</text:a></text:p>
        </text:list-item>
        <text:list-item>
          <text:p text:style-name="P119">Scheda: <text:a xlink:type="simple" xlink:href="https://whiterisk.ch/en/conditions/measurements/station/IMIS/CON2" text:style-name="Internet_20_link" text:visited-style-name="Visited_20_Internet_20_Link">https://whiterisk.ch/en/conditions/measurements/station/IMIS/CON2</text:a></text:p>
        </text:list-item>
        <text:list-item>
          <text:p text:style-name="P119">Coordinate: 46.289739, 7.274190</text:p>
        </text:list-item>
      </text:list>
      <text:p text:style-name="P117"/>
      <text:p text:style-name="P117"/>
      <text:p text:style-name="P127">Barentalli:</text:p>
      <text:list text:style-name="L45">
        <text:list-item>
          <text:p text:style-name="P120">Anagrafica: <text:a xlink:type="simple" xlink:href="https://stationdocu.slf.ch/pdf/IMIS_DAV2_EN.pdf" text:style-name="Internet_20_link" text:visited-style-name="Visited_20_Internet_20_Link">https://stationdocu.slf.ch/pdf/IMIS_DAV2_EN.pdf</text:a></text:p>
        </text:list-item>
        <text:list-item>
          <text:p text:style-name="P120">Scheda: <text:a xlink:type="simple" xlink:href="https://whiterisk.ch/en/conditions/measurements/station/IMIS/DAV2" text:style-name="Internet_20_link" text:visited-style-name="Visited_20_Internet_20_Link">https://whiterisk.ch/en/conditions/measurements/station/IMIS/DAV2</text:a></text:p>
        </text:list-item>
        <text:list-item>
          <text:p text:style-name="P120">Coordinate: 46.698895, 9.819411</text:p>
        </text:list-item>
      </text:list>
      <text:p text:style-name="P117"/>
      <text:p text:style-name="P117"/>
      <text:p text:style-name="P128">Hanengretji:</text:p>
      <text:list text:style-name="L46">
        <text:list-item>
          <text:p text:style-name="P122">Anagrafica: <text:a xlink:type="simple" xlink:href="https://stationdocu.slf.ch/pdf/IMIS_DAV3_EN.pdf" text:style-name="Internet_20_link" text:visited-style-name="Visited_20_Internet_20_Link">https://stationdocu.slf.ch/pdf/IMIS_DAV3_EN.pdf</text:a></text:p>
        </text:list-item>
        <text:list-item>
          <text:p text:style-name="P122">Scheda: <text:a xlink:type="simple" xlink:href="https://whiterisk.ch/en/conditions/measurements/station/IMIS/DAV3" text:style-name="Internet_20_link" text:visited-style-name="Visited_20_Internet_20_Link">https://whiterisk.ch/en/conditions/measurements/station/IMIS/DAV3</text:a></text:p>
        </text:list-item>
        <text:list-item>
          <text:p text:style-name="P122">Coordinate: 46.788842, 9.773994</text:p>
        </text:list-item>
      </text:list>
      <text:p text:style-name="P121"/>
      <text:p text:style-name="P121"/>
      <text:p text:style-name="P128">Kreuzweg:</text:p>
      <text:list text:style-name="L47">
        <text:list-item>
          <text:p text:style-name="P123">Anagrafica: <text:a xlink:type="simple" xlink:href="https://stationdocu.slf.ch/pdf/IMIS_PAR2_EN.pdf" text:style-name="Internet_20_link" text:visited-style-name="Visited_20_Internet_20_Link">https://stationdocu.slf.ch/pdf/IMIS_PAR2_EN.pdf</text:a></text:p>
        </text:list-item>
        <text:list-item>
          <text:p text:style-name="P123">Scheda: <text:a xlink:type="simple" xlink:href="https://whiterisk.ch/en/conditions/measurements/station/IMIS/PAR2" text:style-name="Internet_20_link" text:visited-style-name="Visited_20_Internet_20_Link">https://whiterisk.ch/en/conditions/measurements/station/IMIS/PAR2</text:a></text:p>
        </text:list-item>
        <text:list-item>
          <text:p text:style-name="P123">Coordinate: 46.851722, 9.804839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2-27T14:47:48.838325009</dc:date>
    <meta:editing-duration>PT2H52M3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6" meta:paragraph-count="185" meta:word-count="528" meta:character-count="8129" meta:non-whitespace-character-count="7922"/>
  </office:meta>
</office:document-meta>
</file>